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rtMainFrame.makeTree( TreeModel treeModel , ReportTreeListener tre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portMainFrame.ReportMainFrame( ActionListener actionHandler , TreeModel treeModel , ReportTreeListener tre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ortMainFrame.setEditAddMenu( JMenu men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MainFrame.setEditMenu( JPopupMenu men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MainFrame.showStoppingMessage( String ho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portMainFrame.drawDraggedComponent( Component dragIcon , int x , in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ortMainFrame.setEditRemoveEnabled( boolean 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MainFrame.getCellRende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ortMainFrame.setFileLoadEnabled( boolean 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MainFrame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portMainFrame.createTree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ortMainFrame.getT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MainFrame.setEditAddEnabled( boolean 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MainFrame.testSta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rtMainFrame.setExtendedFrameTitle( String f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indowHappenings.windowClosing( Window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MainFrame.setMainPanel( JComponent co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MainFrame.testEnded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rtMainFrame.testIterationStart( LoopItera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rtMainFrame.closeMenu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portMainFrame.testEn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rtMainFrame.setFileSaveEnabled( boolean 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MainFrame.ReportMainFr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MainFrame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ortMainFrame.createMain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MainFrame.setEditEnabled( boolean 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MainFrame.testStarted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rtMainFrame.createTool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